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1.35cm" fo:min-width="4.5cm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fo:min-height="0.85cm" fo:min-width="4.7cm"/>
    </style:style>
    <style:style style:name="gr3" style:family="graphic" style:parent-style-name="standard">
      <style:graphic-properties draw:stroke="none" draw:fill="none" fo:min-height="1.266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.576cm" fo:min-width="5.189cm"/>
    </style:style>
    <style:style style:name="gr5" style:family="graphic" style:parent-style-name="standard">
      <style:graphic-properties draw:stroke="none" draw:fill="none" fo:min-height="5.44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65cm" fo:min-width="4.7cm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 fo:min-height="0.65cm" fo:min-width="4.8cm"/>
    </style:style>
    <style:style style:name="gr11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0.65cm" fo:min-width="4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1.6cm" svg:x="4.9cm" svg:y="1.9cm">
          <text:p text:style-name="P1"><text:span text:style-name="T1">connection_back_office.php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5.2cm" svg:height="1.1cm" svg:x="1.48cm" svg:y="4.384cm">
            <text:p text:style-name="P1"><text:span text:style-name="T1">/backoffice.php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32cm" svg:height="2.716cm" svg:x="1.48cm" svg:y="5.584cm">
            <draw:text-box>
              <text:p text:style-name="P3"><text:span text:style-name="T2">Désolé domduf, mot de passe et/ou login incorrect...</text:span> <text:a xlink:href="http://localhost/NFA017/connection_back_office.php" xlink:type="simple"/></text:p>
              <text:p text:style-name="P4"/>
            </draw:text-box>
          </draw:frame>
        </draw:g>
        <draw:g>
          <draw:custom-shape draw:style-name="gr2" draw:text-style-name="P2" draw:layer="layout" svg:width="5.2cm" svg:height="1.1cm" svg:x="7.98cm" svg:y="11.6cm">
            <text:p text:style-name="P1"><text:span text:style-name="T1">/administration_page.php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32cm" svg:height="6.483cm" svg:x="7.98cm" svg:y="12.8cm">
            <draw:text-box>
              <text:p text:style-name="P3"><text:span text:style-name="T3">Page d'Administration</text:span><text:span text:style-name="T3"><text:a xlink:href="http://localhost/NFA017/connection_back_office.php" xlink:type="simple"/></text:span></text:p>
              <text:p text:style-name="P3"><text:span text:style-name="T3">INCLUDE pour chaque choix</text:span></text:p>
              <text:p text:style-name="P3"><text:span text:style-name="T3">-Consultation</text:span></text:p>
              <text:p text:style-name="P3"><text:span text:style-name="T3">-Membres</text:span></text:p>
              <text:p text:style-name="P3"><text:span text:style-name="T3">-Visualiser équipe</text:span></text:p>
              <text:p text:style-name="P3"><text:span text:style-name="T3">-Inscrire équipe</text:span></text:p>
              <text:p text:style-name="P4"/>
            </draw:text-box>
          </draw:frame>
        </draw:g>
        <draw:g>
          <draw:custom-shape draw:style-name="gr4" draw:text-style-name="P2" draw:layer="layout" svg:width="5.689cm" svg:height="0.826cm" svg:x="7.6cm" svg:y="4.4cm">
            <text:p text:style-name="P1"><text:span text:style-name="T1">/backoffice.ph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5.82cm" svg:height="6.903cm" svg:x="7.6cm" svg:y="5.301cm">
            <draw:text-box>
              <text:p text:style-name="P3"><text:span text:style-name="T3">Bienvenue Dominique</text:span><text:span text:style-name="T3"><text:a xlink:href="http://localhost/NFA017/connection_back_office.php" xlink:type="simple"/></text:span></text:p>
              <text:p text:style-name="P3"><text:span text:style-name="T3">Votre choix :</text:span></text:p>
              <text:p text:style-name="P3"><text:span text:style-name="T3">-Consultation messages</text:span></text:p>
              <text:p text:style-name="P3"><text:span text:style-name="T3">-Membres backoffice</text:span></text:p>
              <text:p text:style-name="P3"><text:span text:style-name="T3">-Visualiser une équipe</text:span></text:p>
              <text:p text:style-name="P3"><text:span text:style-name="T3">-Inscrire équipe</text:span></text:p>
              <text:p text:style-name="P3"><text:span text:style-name="T3"/></text:p>
              <text:p text:style-name="P4"/>
            </draw:text-box>
          </draw:frame>
        </draw:g>
        <draw:line draw:style-name="gr6" draw:text-style-name="P1" draw:layer="layout" svg:x1="7.5cm" svg:y1="11.4cm" svg:x2="7.5cm" svg:y2="5.3cm">
          <text:p text:style-name="P1">retour</text:p>
        </draw:line>
        <draw:g>
          <draw:line draw:style-name="gr6" draw:text-style-name="P1" draw:layer="layout" svg:x1="4.6cm" svg:y1="3.3cm" svg:x2="2.4cm" svg:y2="4.7cm">
            <text:p text:style-name="P1"/>
          </draw:line>
          <draw:frame draw:style-name="gr7" draw:layer="layout" svg:width="3.774cm" svg:height="0.962cm" svg:x="1.8cm" svg:y="3.4cm">
            <draw:text-box>
              <text:p text:style-name="P1">Erreur login</text:p>
            </draw:text-box>
          </draw:frame>
        </draw:g>
        <draw:line draw:style-name="gr8" draw:text-style-name="P1" draw:layer="layout" svg:x1="10.1cm" svg:y1="3.3cm" svg:x2="11.4cm" svg:y2="4.3cm">
          <text:p/>
        </draw:line>
        <draw:frame draw:style-name="gr7" draw:layer="layout" svg:width="3.144cm" svg:height="0.962cm" svg:x="10.405cm" svg:y="2.938cm">
          <draw:text-box>
            <text:p>Login OK</text:p>
          </draw:text-box>
        </draw:frame>
        <draw:line draw:style-name="gr8" draw:text-style-name="P1" draw:layer="layout" svg:x1="12.1cm" svg:y1="15.3cm" svg:x2="15.8cm" svg:y2="9cm">
          <text:p/>
        </draw:line>
        <draw:custom-shape draw:style-name="gr9" draw:text-style-name="P2" draw:layer="layout" svg:width="5.2cm" svg:height="0.9cm" svg:x="15.8cm" svg:y="8.7cm">
          <text:p text:style-name="P1"><text:span text:style-name="T1">messages_admin.inc.php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cm" svg:height="0.9cm" svg:x="15.8cm" svg:y="11.5cm">
          <text:p text:style-name="P1"><text:span text:style-name="T1">membres_admin.inc.p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3cm" svg:height="0.9cm" svg:x="15.8cm" svg:y="16.9cm">
          <text:p text:style-name="P1"><text:span text:style-name="T1">inscrire-equipe_admin.inc.php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.1cm" svg:y1="16.2cm" svg:x2="15.8cm" svg:y2="12cm">
          <text:p/>
        </draw:line>
        <draw:line draw:style-name="gr11" draw:text-style-name="P1" draw:layer="layout" svg:x1="12cm" svg:y1="17.1cm" svg:x2="15.7cm" svg:y2="14cm">
          <text:p/>
        </draw:line>
        <draw:line draw:style-name="gr11" draw:text-style-name="P1" draw:layer="layout" svg:x1="12cm" svg:y1="18cm" svg:x2="15.7cm" svg:y2="17.4cm">
          <text:p/>
        </draw:line>
        <draw:line draw:style-name="gr11" draw:text-style-name="P1" draw:layer="layout" svg:x1="11.7cm" svg:y1="9.6cm" svg:x2="11.7cm" svg:y2="11.5cm">
          <text:p/>
        </draw:line>
        <draw:g>
          <draw:custom-shape draw:style-name="gr12" draw:text-style-name="P2" draw:layer="layout" svg:width="5.4cm" svg:height="0.9cm" svg:x="15.7cm" svg:y="13.5cm">
            <text:p text:style-name="P1"><text:span text:style-name="T1">visualiser-equipe_admin.inc.php</text:span>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4.706cm" svg:height="1.199cm" svg:x="15.794cm" svg:y="14.501cm">
            <draw:text-box>
              <text:p text:style-name="P5">Sélectionner id équipe</text:p>
              <text:p text:style-name="P5">Pour la modifier</text:p>
            </draw:text-box>
          </draw:frame>
        </draw:g>
        <draw:frame draw:style-name="gr7" draw:text-style-name="P5" draw:layer="layout" svg:width="2.881cm" svg:height="0.725cm" svg:x="16.7cm" svg:y="7.1cm">
          <draw:text-box>
            <text:p text:style-name="P5">INCLUDES :</text:p>
          </draw:text-box>
        </draw:frame>
        <draw:frame draw:style-name="gr7" draw:text-style-name="P5" draw:layer="layout" svg:width="5.243cm" svg:height="1.199cm" svg:x="15.857cm" svg:y="18.1cm">
          <draw:text-box>
            <text:p text:style-name="P5">Inscrire une équipe avec </text:p>
            <text:p text:style-name="P5">Login et mot de passe</text:p>
          </draw:text-box>
        </draw:frame>
        <draw:g>
          <draw:custom-shape draw:style-name="gr4" draw:text-style-name="P2" draw:layer="layout" svg:width="5.689cm" svg:height="0.826cm" svg:x="22.18cm" svg:y="1.8cm">
            <text:p text:style-name="P1"><text:span text:style-name="T1">administration_equipes_modif.ph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5.82cm" svg:height="6.089cm" svg:x="22.18cm" svg:y="2.701cm">
            <draw:text-box>
              <text:p text:style-name="P3"><text:span text:style-name="T3">Modifications de :</text:span></text:p>
              <text:p text:style-name="P3"><text:span text:style-name="T3">-Nom</text:span></text:p>
              <text:p text:style-name="P3"><text:span text:style-name="T3">-Entreprise</text:span></text:p>
              <text:p text:style-name="P3"><text:span text:style-name="T3">-Mail</text:span></text:p>
              <text:p text:style-name="P3"><text:span text:style-name="T3">-logo</text:span></text:p>
              <text:p text:style-name="P3"><text:span text:style-name="T3">-visibilité</text:span></text:p>
              <text:p text:style-name="P3"><text:span text:style-name="T3">De l'équipe</text:span></text:p>
            </draw:text-box>
          </draw:frame>
        </draw:g>
        <draw:g>
          <draw:custom-shape draw:style-name="gr4" draw:text-style-name="P2" draw:layer="layout" svg:width="5.689cm" svg:height="0.826cm" svg:x="7.599cm" svg:y="4.4cm">
            <text:p text:style-name="P1"><text:span text:style-name="T1">/backoffice.ph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5.82cm" svg:height="6.903cm" svg:x="7.599cm" svg:y="5.301cm">
            <draw:text-box>
              <text:p text:style-name="P3"><text:span text:style-name="T3">Bienvenue Dominique</text:span><text:span text:style-name="T3"><text:a xlink:href="http://localhost/NFA017/connection_back_office.php" xlink:type="simple"/></text:span></text:p>
              <text:p text:style-name="P3"><text:span text:style-name="T3">Votre choix :</text:span></text:p>
              <text:p text:style-name="P3"><text:span text:style-name="T3">-Consultation messages</text:span></text:p>
              <text:p text:style-name="P3"><text:span text:style-name="T3">-Membres backoffice</text:span></text:p>
              <text:p text:style-name="P3"><text:span text:style-name="T3">-Visualiser une équipe</text:span></text:p>
              <text:p text:style-name="P3"><text:span text:style-name="T3">-Inscrire équipe</text:span></text:p>
              <text:p text:style-name="P3"><text:span text:style-name="T3"/></text:p>
              <text:p text:style-name="P4"/>
            </draw:text-box>
          </draw:frame>
        </draw:g>
        <draw:line draw:style-name="gr11" draw:text-style-name="P6" draw:layer="layout" svg:x1="21.1cm" svg:y1="13.6cm" svg:x2="22.2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20:34:59.080477774</meta:creation-date>
    <dc:date>2017-04-10T21:05:05.286404535</dc:date>
    <meta:editing-duration>PT30M2S</meta:editing-duration>
    <meta:editing-cycles>8</meta:editing-cycles>
    <meta:generator>LibreOffice/4.3.3.2$Linux_X86_64 LibreOffice_project/430m0$Build-2</meta:generator>
    <meta:document-statistic meta:object-count="36"/>
  </office:meta>
</office:document-meta>
</file>